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b5e9b" draw:textarea-horizontal-align="justify" draw:textarea-vertical-align="middle" draw:auto-grow-height="false" fo:min-height="0.591cm" fo:min-width="1.71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034cm" fo:min-width="7.80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861141" draw:textarea-horizontal-align="justify" draw:textarea-vertical-align="middle" draw:auto-grow-height="false" fo:min-height="1.02cm" fo:min-width="2.35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6b5e9b" draw:textarea-horizontal-align="justify" draw:textarea-vertical-align="middle" draw:auto-grow-height="false" fo:min-height="0.104cm" fo:min-width="3.478cm" loext:decorative="false"/>
    </style:style>
    <style:style style:name="gr5" style:family="graphic" style:parent-style-name="standard">
      <style:graphic-properties draw:fill="solid" draw:fill-color="#468a1a" draw:textarea-horizontal-align="justify" draw:textarea-vertical-align="middle" draw:auto-grow-height="false" fo:min-height="1.02cm" fo:min-width="2.35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3cm" fo:min-width="1.723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6b5e9b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  <style:text-properties fo:font-size="12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5" style:family="paragraph">
      <loext:graphic-properties draw:fill="solid" draw:fill-color="#861141"/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6b5e9b"/>
      <style:paragraph-properties fo:text-align="center"/>
    </style:style>
    <style:style style:name="P7" style:family="paragraph">
      <loext:graphic-properties draw:fill="solid" draw:fill-color="#468a1a"/>
      <style:paragraph-properties fo:text-align="center" style:writing-mode="lr-tb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17cm" svg:height="0.952cm" draw:transform="skewX (-0.00418879020478639) rotate (-0.00471238898038464) translate (4.175cm 8.61cm)">
          <text:p text:style-name="P1"><text:span text:style-name="T1">Batch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" draw:text-style-name="P4" draw:layer="layout" svg:width="9.207cm" svg:height="12.182cm" svg:x="10.525cm" svg:y="3.74cm">
          <text:p text:style-name="P3"><text:span text:style-name="T2">SimuBatch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" draw:id="id2" draw:layer="layout" svg:width="2.858cm" svg:height="1.27cm" svg:x="21.637cm" svg:y="5.762cm">
          <text:p text:style-name="P1"><text:span text:style-name="T1">Work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546cm" svg:height="0.708cm" svg:x="6.614cm" svg:y="8.6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7" xml:id="id1" draw:id="id1" draw:layer="layout" svg:width="2.858cm" svg:height="1.27cm" svg:x="15.922cm" svg:y="5.762cm">
          <text:p text:style-name="P1"><text:span text:style-name="T1">Su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8.78cm" svg:y1="6.397cm" svg:x2="21.637cm" svg:y2="6.397cm" draw:start-shape="id1" draw:start-glue-point="1" draw:end-shape="id2" draw:end-glue-point="3" svg:d="M18780 6397h2857" svg:viewBox="0 0 2858 1">
          <text:p/>
        </draw:connector>
        <draw:custom-shape draw:style-name="gr3" draw:text-style-name="P5" xml:id="id4" draw:id="id4" draw:layer="layout" svg:width="2.858cm" svg:height="1.27cm" svg:x="21.637cm" svg:y="7.667cm">
          <text:p text:style-name="P1"><text:span text:style-name="T1">Work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" draw:id="id3" draw:layer="layout" svg:width="2.858cm" svg:height="1.27cm" svg:x="15.922cm" svg:y="7.667cm">
          <text:p text:style-name="P1"><text:span text:style-name="T1">Su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8.78cm" svg:y1="8.302cm" svg:x2="21.637cm" svg:y2="8.302cm" draw:start-shape="id3" draw:start-glue-point="1" draw:end-shape="id4" draw:end-glue-point="3" svg:d="M18780 8302h2857" svg:viewBox="0 0 2858 1">
          <text:p/>
        </draw:connector>
        <draw:custom-shape draw:style-name="gr3" draw:text-style-name="P5" xml:id="id6" draw:id="id6" draw:layer="layout" svg:width="2.858cm" svg:height="1.27cm" svg:x="21.637cm" svg:y="9.572cm">
          <text:p text:style-name="P1"><text:span text:style-name="T1">Work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2.858cm" svg:height="1.27cm" svg:x="15.922cm" svg:y="9.572cm">
          <text:p text:style-name="P1"><text:span text:style-name="T1">Su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8.78cm" svg:y1="10.207cm" svg:x2="21.637cm" svg:y2="10.207cm" draw:start-shape="id5" draw:start-glue-point="1" draw:end-shape="id6" draw:end-glue-point="3" svg:d="M18780 10207h2857" svg:viewBox="0 0 2858 1">
          <text:p/>
        </draw:connector>
        <draw:custom-shape draw:style-name="gr3" draw:text-style-name="P5" xml:id="id8" draw:id="id8" draw:layer="layout" svg:width="2.858cm" svg:height="1.27cm" svg:x="21.637cm" svg:y="13.2cm">
          <text:p text:style-name="P1"><text:span text:style-name="T1">Work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2.858cm" svg:height="1.27cm" svg:x="15.922cm" svg:y="13.2cm">
          <text:p text:style-name="P1"><text:span text:style-name="T1">Su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8.78cm" svg:y1="13.835cm" svg:x2="21.637cm" svg:y2="13.835cm" draw:start-shape="id7" draw:start-glue-point="1" draw:end-shape="id8" draw:end-glue-point="3" svg:d="M18780 13835h2857" svg:viewBox="0 0 2858 1">
          <text:p/>
        </draw:connector>
        <draw:custom-shape draw:style-name="gr7" draw:text-style-name="P10" draw:layer="layout" svg:width="2.223cm" svg:height="0.953cm" svg:x="16.239cm" svg:y="11.477cm">
          <text:p text:style-name="P9">...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23cm" svg:height="0.953cm" svg:x="21.955cm" svg:y="11.477cm">
          <text:p text:style-name="P9">...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858cm" svg:height="1.27cm" svg:x="11.477cm" svg:y="8.302cm">
          <text:p text:style-name="P1"><text:span text:style-name="T1">Orche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4.335cm" svg:y1="8.937cm" svg:x2="15.922cm" svg:y2="6.397cm">
          <text:p/>
        </draw:line>
        <draw:line draw:style-name="gr9" draw:text-style-name="P8" draw:layer="layout" svg:x1="14.335cm" svg:y1="8.937cm" svg:x2="15.922cm" svg:y2="8.302cm">
          <text:p/>
        </draw:line>
        <draw:line draw:style-name="gr10" draw:text-style-name="P8" draw:layer="layout" svg:x1="14.335cm" svg:y1="8.937cm" svg:x2="15.922cm" svg:y2="10.207cm">
          <text:p/>
        </draw:line>
        <draw:line draw:style-name="gr11" draw:text-style-name="P8" draw:layer="layout" svg:x1="14.335cm" svg:y1="8.937cm" svg:x2="15.922cm" svg:y2="14.01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1:38:17.367874000</meta:creation-date>
    <dc:date>2025-10-19T18:23:14.327788000</dc:date>
    <meta:editing-duration>PT17M9S</meta:editing-duration>
    <meta:editing-cycles>5</meta:editing-cycles>
    <meta:generator>LibreOffice/25.8.2.2$MacOSX_AARCH64 LibreOffice_project/d401f2107ccab8f924a8e2df40f573aab7605b6f</meta:generator>
    <meta:document-statistic meta:object-count="22"/>
  </office:meta>
</office:document-meta>
</file>